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81mm"/>
    </style:style>
    <style:style style:name="co2" style:family="table-column">
      <style:table-column-properties fo:break-before="auto" style:column-width="33.41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336.14mm" svg:height="189.98mm" svg:x="78.35mm" svg:y="0.64mm">
            <loext:p draw:notify-on-update-of-ranges="Tabelle1.A1:Tabelle1.A27 Tabelle1.B1:Tabelle1.B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ORC1A Wert</text:p>
          </table:table-cell>
          <table:table-cell table:style-name="ce1" office:value-type="string" calcext:value-type="string">
            <text:p>Lüftertacho [Hz]</text:p>
          </table:table-cell>
          <table:table-cell table:style-name="ce1" office:value-type="string" calcext:value-type="string">
            <text:p>U/min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5.7" calcext:value-type="float">
            <text:p>35,7</text:p>
          </table:table-cell>
          <table:table-cell table:style-name="ce2" table:formula="of:=[.B2]*60" office:value-type="float" office:value="2142" calcext:value-type="float">
            <text:p>214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B3]*60" office:value-type="float" office:value="2400" calcext:value-type="float">
            <text:p>24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B4]*60" office:value-type="float" office:value="2580" calcext:value-type="float">
            <text:p>25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B5]*60" office:value-type="float" office:value="2880" calcext:value-type="float">
            <text:p>2880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[.B6]*60" office:value-type="float" office:value="3120" calcext:value-type="float">
            <text:p>3120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[.B7]*60" office:value-type="float" office:value="3300" calcext:value-type="float">
            <text:p>330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8.5" calcext:value-type="float">
            <text:p>58,5</text:p>
          </table:table-cell>
          <table:table-cell table:style-name="ce2" table:formula="of:=[.B8]*60" office:value-type="float" office:value="3510" calcext:value-type="float">
            <text:p>3510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[.B9]*60" office:value-type="float" office:value="3720" calcext:value-type="float">
            <text:p>3720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[.B10]*60" office:value-type="float" office:value="3960" calcext:value-type="float">
            <text:p>396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[.B11]*60" office:value-type="float" office:value="4140" calcext:value-type="float">
            <text:p>4140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[.B12]*60" office:value-type="float" office:value="4380" calcext:value-type="float">
            <text:p>4380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formula="of:=[.B13]*60" office:value-type="float" office:value="4680" calcext:value-type="float">
            <text:p>4680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[.B14]*60" office:value-type="float" office:value="4800" calcext:value-type="float">
            <text:p>4800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formula="of:=[.B15]*60" office:value-type="float" office:value="4980" calcext:value-type="float">
            <text:p>4980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[.B16]*60" office:value-type="float" office:value="5280" calcext:value-type="float">
            <text:p>528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1" calcext:value-type="float">
            <text:p>91</text:p>
          </table:table-cell>
          <table:table-cell table:style-name="ce2" table:formula="of:=[.B17]*60" office:value-type="float" office:value="5460" calcext:value-type="float">
            <text:p>5460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formula="of:=[.B18]*60" office:value-type="float" office:value="5700" calcext:value-type="float">
            <text:p>5700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formula="of:=[.B19]*60" office:value-type="float" office:value="5940" calcext:value-type="float">
            <text:p>594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formula="of:=[.B20]*60" office:value-type="float" office:value="6120" calcext:value-type="float">
            <text:p>6120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[.B21]*60" office:value-type="float" office:value="6360" calcext:value-type="float">
            <text:p>6360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7" calcext:value-type="float">
            <text:p>107</text:p>
          </table:table-cell>
          <table:table-cell table:style-name="ce2" table:formula="of:=[.B22]*60" office:value-type="float" office:value="6420" calcext:value-type="float">
            <text:p>6420</text:p>
          </table:table-cell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formula="of:=[.B23]*60" office:value-type="float" office:value="6720" calcext:value-type="float">
            <text:p>6720</text:p>
          </table:table-cell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[.B24]*60" office:value-type="float" office:value="6900" calcext:value-type="float">
            <text:p>6900</text:p>
          </table:table-cell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17" calcext:value-type="float">
            <text:p>117</text:p>
          </table:table-cell>
          <table:table-cell table:style-name="ce2" table:formula="of:=[.B25]*60" office:value-type="float" office:value="7020" calcext:value-type="float">
            <text:p>7020</text:p>
          </table:table-cell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[.B26]*60" office:value-type="float" office:value="7200" calcext:value-type="float">
            <text:p>7200</text:p>
          </table:table-cell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formula="of:=[.B27]*60" office:value-type="float" office:value="7440" calcext:value-type="float">
            <text:p>7440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8.11mm" fo:margin-bottom="20mm" fo:margin-left="7.85mm" fo:margin-right="7.11mm" style:scale-to="6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sten Kattanek</meta:initial-creator>
    <meta:creation-date>2016-06-11T15:21:19.450100172</meta:creation-date>
    <dc:date>2016-06-11T16:38:11.165660235</dc:date>
    <dc:creator>Thorsten Kattanek</dc:creator>
    <meta:editing-duration>PT55M27S</meta:editing-duration>
    <meta:editing-cycles>7</meta:editing-cycles>
    <meta:generator>LibreOffice/5.1.3.2$Linux_X86_64 LibreOffice_project/10m0$Build-2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1" style:family="chart" style:data-style-name="N2">
      <style:text-properties fo:font-size="13pt" fo:font-weight="bol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615cm" svg:height="18.999cm" xlink:href=".." xlink:type="simple" chart:class="chart:scatter" chart:style-name="ch1">
        <chart:legend chart:legend-position="end" svg:x="29.89cm" svg:y="8.966cm" style:legend-expansion="high" chart:style-name="ch2"/>
        <chart:plot-area chart:style-name="ch3" table:cell-range-address="Tabelle1.A1:Tabelle1.B27" chart:data-source-has-labels="row" svg:x="1.663cm" svg:y="0.379cm" svg:width="27.555cm" svg:height="17.28cm">
          <chartooo:coordinate-region svg:x="2.295cm" svg:y="1.012cm" svg:width="25.908cm" svg:height="16.015cm"/>
          <chart:axis chart:dimension="x" chart:name="primary-x" chart:style-name="ch4">
            <chart:title svg:x="13.001cm" svg:y="18.038cm" chart:style-name="ch5">
              <text:p>Atmega 8 Register OCR1A Wert </text:p>
            </chart:title>
          </chart:axis>
          <chart:axis chart:dimension="x" chart:name="secondary-x" chart:style-name="ch6"/>
          <chart:axis chart:dimension="y" chart:name="primary-y" chart:style-name="ch4">
            <chart:title svg:x="0.451cm" svg:y="10.632cm" chart:style-name="ch7">
              <text:p>Geschwindigkeit [Hz]</text:p>
            </chart:title>
            <chart:grid chart:style-name="ch8" chart:class="major"/>
          </chart:axis>
          <chart:axis chart:dimension="y" chart:name="secondary-y" chart:style-name="ch6"/>
          <chart:series chart:attached-axis="primary-y" chart:style-name="ch9" chart:values-cell-range-address="Tabelle1.B1:Tabelle1.B27" loext:label-string="verlauf" chart:class="chart:scatter">
            <chart:domain table:cell-range-address="Tabelle1.A1:Tabelle1.A27"/>
            <chart:regression-curve chart:style-name="ch10">
              <chart:equation chart:display-equation="true" chart:display-r-square="false" svg:x="10.625cm" svg:y="4.066cm" chart:style-name="ch11"/>
            </chart:regression-curve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erlau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A1:Tabelle1.A27</svg:desc>
                </draw:g>
              </table:table-cell>
              <table:table-cell office:value-type="float" office:value="NaN">
                <text:p>NaN</text:p>
                <draw:g>
                  <svg:desc>Tabelle1.B1:Tabelle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">
                <text:p>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">
                <text:p>1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">
                <text:p>1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">
                <text:p>2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0">
                <text:p>2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0">
                <text:p>2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